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e5f" officeooo:paragraph-rsid="0015ee5f"/>
    </style:style>
    <style:style style:name="P2" style:family="paragraph" style:parent-style-name="Standard">
      <style:text-properties officeooo:rsid="0015ee5f" officeooo:paragraph-rsid="0018395c"/>
    </style:style>
    <style:style style:name="P3" style:family="paragraph" style:parent-style-name="Standard">
      <style:text-properties officeooo:rsid="0016d18e" officeooo:paragraph-rsid="0016d18e"/>
    </style:style>
    <style:style style:name="T1" style:family="text">
      <style:text-properties officeooo:rsid="0018395c"/>
    </style:style>
    <style:style style:name="T2" style:family="text">
      <style:text-properties officeooo:rsid="0018aa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s prompt:</text:p>
      <text:p text:style-name="P1">1.</text:p>
      <text:p text:style-name="Standard"><text:a xlink:type="simple" xlink:href="https://chatgpt.com/share/20022d1c-c057-4026-8fc7-3a982511f28c" text:style-name="Internet_20_link" text:visited-style-name="Visited_20_Internet_20_Link">https://chatgpt.com/share/20022d1c-c057-4026-8fc7-3a982511f28c</text:a></text:p>
      <text:p text:style-name="P1">2.</text:p>
      <text:p text:style-name="P1"><text:a xlink:type="simple" xlink:href="https://chatgpt.com/share/88b02b9c-1b9b-4347-a85a-936569870d47" text:style-name="Internet_20_link" text:visited-style-name="Visited_20_Internet_20_Link">https://chatgpt.com/share/88b02b9c-1b9b-4347-a85a-936569870d47</text:a></text:p>
      <text:p text:style-name="P1">3.</text:p>
      <text:p text:style-name="P1"><text:a xlink:type="simple" xlink:href="https://chatgpt.com/share/073dc238-c86c-40f3-8768-53c400984007" text:style-name="Internet_20_link" text:visited-style-name="Visited_20_Internet_20_Link">https://chatgpt.com/share/073dc238-c86c-40f3-8768-53c400984007</text:a></text:p>
      <text:p text:style-name="P1">4.</text:p>
      <text:p text:style-name="P1"><text:a xlink:type="simple" xlink:href="https://chatgpt.com/share/fbd47495-c3d1-415f-b47b-0ac7f170ce7c" text:style-name="Internet_20_link" text:visited-style-name="Visited_20_Internet_20_Link">https://chatgpt.com/share/fbd47495-c3d1-415f-b47b-0ac7f170ce7c</text:a></text:p>
      <text:p text:style-name="P1">5.</text:p>
      <text:p text:style-name="P1"><text:a xlink:type="simple" xlink:href="https://chatgpt.com/share/f1230e13-61d7-471c-9a8c-79e3e17b9087" text:style-name="Internet_20_link" text:visited-style-name="Visited_20_Internet_20_Link">https://chatgpt.com/share/f1230e13-61d7-471c-9a8c-79e3e17b9087</text:a></text:p>
      <text:p text:style-name="P1">6.</text:p>
      <text:p text:style-name="P1"><text:a xlink:type="simple" xlink:href="https://chatgpt.com/share/2de58491-061f-4fed-82b7-5150a8995a53" text:style-name="Internet_20_link" text:visited-style-name="Visited_20_Internet_20_Link">https://chatgpt.com/share/2de58491-061f-4fed-82b7-5150a8995a53</text:a></text:p>
      <text:p text:style-name="P1">7.</text:p>
      <text:p text:style-name="P1"><text:a xlink:type="simple" xlink:href="https://chatgpt.com/share/c2e6c448-1498-4c9d-a6ac-ce0eba79b6dc" text:style-name="Internet_20_link" text:visited-style-name="Visited_20_Internet_20_Link">https://chatgpt.com/share/c2e6c448-1498-4c9d-a6ac-ce0eba79b6dc</text:a></text:p>
      <text:p text:style-name="P1">8.</text:p>
      <text:p text:style-name="P1"><text:a xlink:type="simple" xlink:href="https://chatgpt.com/share/cc64330f-3008-4494-8be4-39786d7985d4" text:style-name="Internet_20_link" text:visited-style-name="Visited_20_Internet_20_Link">https://chatgpt.com/share/cc64330f-3008-4494-8be4-39786d7985d4</text:a></text:p>
      <text:p text:style-name="P1">9.</text:p>
      <text:p text:style-name="P1"><text:a xlink:type="simple" xlink:href="https://chatgpt.com/share/6fa3388b-e8f1-41ae-8c04-8d6d54cd694c" text:style-name="Internet_20_link" text:visited-style-name="Visited_20_Internet_20_Link">https://chatgpt.com/share/6fa3388b-e8f1-41ae-8c04-8d6d54cd694c</text:a></text:p>
      <text:p text:style-name="P1">10.</text:p>
      <text:p text:style-name="P1"><text:a xlink:type="simple" xlink:href="https://chatgpt.com/share/a98ba668-6b9c-4191-8c73-b5c0c9164a99" text:style-name="Internet_20_link" text:visited-style-name="Visited_20_Internet_20_Link">https://chatgpt.com/share/a98ba668-6b9c-4191-8c73-b5c0c9164a99</text:a></text:p>
      <text:p text:style-name="P1">11.</text:p>
      <text:p text:style-name="P1"><text:a xlink:type="simple" xlink:href="https://chatgpt.com/share/ebb7ba52-3008-4592-acc1-0a6e5b60342b" text:style-name="Internet_20_link" text:visited-style-name="Visited_20_Internet_20_Link">https://chatgpt.com/share/ebb7ba52-3008-4592-acc1-0a6e5b60342b</text:a></text:p>
      <text:p text:style-name="P1">12.</text:p>
      <text:p text:style-name="P1"><text:a xlink:type="simple" xlink:href="https://chatgpt.com/share/7f725e4e-6b55-48fd-a758-47d44f58e463" text:style-name="Internet_20_link" text:visited-style-name="Visited_20_Internet_20_Link">https://chatgpt.com/share/7f725e4e-6b55-48fd-a758-47d44f58e463</text:a></text:p>
      <text:p text:style-name="P1">13.</text:p>
      <text:p text:style-name="P1"><text:a xlink:type="simple" xlink:href="https://chatgpt.com/share/48f5ebd6-5aae-4670-bb25-d474e3b7ba44" text:style-name="Internet_20_link" text:visited-style-name="Visited_20_Internet_20_Link">https://chatgpt.com/share/48f5ebd6-5aae-4670-bb25-d474e3b7ba44</text:a></text:p>
      <text:p text:style-name="P1">14.</text:p>
      <text:p text:style-name="P1"><text:a xlink:type="simple" xlink:href="https://chatgpt.com/share/6e4bed7a-2d6d-4521-ad35-2508b3ba5020" text:style-name="Internet_20_link" text:visited-style-name="Visited_20_Internet_20_Link">https://chatgpt.com/share/6e4bed7a-2d6d-4521-ad35-2508b3ba5020</text:a></text:p>
      <text:p text:style-name="P1">15.</text:p>
      <text:p text:style-name="P1"><text:a xlink:type="simple" xlink:href="https://chatgpt.com/share/2cc064bb-366c-4ff1-a655-1b1f290ab957" text:style-name="Internet_20_link" text:visited-style-name="Visited_20_Internet_20_Link">https://chatgpt.com/share/2cc064bb-366c-4ff1-a655-1b1f290ab957</text:a></text:p>
      <text:p text:style-name="P1">16.</text:p>
      <text:p text:style-name="P1"><text:a xlink:type="simple" xlink:href="https://chatgpt.com/share/e317d723-6f6a-4110-ae4d-d4fb53cbc76a" text:style-name="Internet_20_link" text:visited-style-name="Visited_20_Internet_20_Link">https://chatgpt.com/share/e317d723-6f6a-4110-ae4d-d4fb53cbc76a</text:a></text:p>
      <text:p text:style-name="P1">17.</text:p>
      <text:p text:style-name="P1"><text:a xlink:type="simple" xlink:href="https://chatgpt.com/share/87fa43ee-fb51-4f27-86d3-7c247845b83a" text:style-name="Internet_20_link" text:visited-style-name="Visited_20_Internet_20_Link">https://chatgpt.com/share/87fa43ee-fb51-4f27-86d3-7c247845b83a</text:a></text:p>
      <text:p text:style-name="P1">18.</text:p>
      <text:p text:style-name="P2">https://chatgpt.com/share/4ac8d921-10e0-41ef-8821-31eaa5ea013d</text:p>
      <text:p text:style-name="P1">19.</text:p>
      <text:p text:style-name="P1"><text:a xlink:type="simple" xlink:href="https://chatgpt.com/share/9b1017ce-a4f2-4fad-b27f-aeed4bcb3e05" text:style-name="Internet_20_link" text:visited-style-name="Visited_20_Internet_20_Link">https://chatgpt.com/share/9b1017ce-a4f2-4fad-b27f-aeed4bcb3e05</text:a></text:p>
      <text:p text:style-name="P1">20.</text:p>
      <text:p text:style-name="P1"><text:a xlink:type="simple" xlink:href="https://chatgpt.com/share/65c06d5c-643f-436b-a7b1-640526313bba" text:style-name="Internet_20_link" text:visited-style-name="Visited_20_Internet_20_Link">https://chatgpt.com/share/65c06d5c-643f-436b-a7b1-640526313bba</text:a></text:p>
      <text:p text:style-name="P1">21.</text:p>
      <text:p text:style-name="P1"><text:a xlink:type="simple" xlink:href="https://chatgpt.com/share/e14f7749-a926-4076-9cbf-f29d45897ee4" text:style-name="Internet_20_link" text:visited-style-name="Visited_20_Internet_20_Link">https://chatgpt.com/share/e14f7749-a926-4076-9cbf-f29d45897ee4</text:a></text:p>
      <text:p text:style-name="P1">22.</text:p>
      <text:p text:style-name="P1">https://chatgpt.com/share/0cbc4a0f-2e05-4f86-a2d0-80f3f48c8587</text:p>
      <text:p text:style-name="P1">23.</text:p>
      <text:p text:style-name="P1"><text:a xlink:type="simple" xlink:href="https://chatgpt.com/share/50a229c3-10c0-4818-a571-053d9598136c" text:style-name="Internet_20_link" text:visited-style-name="Visited_20_Internet_20_Link">https://chatgpt.com/share/50a229c3-10c0-4818-a571-053d9598136c</text:a></text:p>
      <text:p text:style-name="P1">24.</text:p>
      <text:p text:style-name="P1"><text:a xlink:type="simple" xlink:href="https://chatgpt.com/share/ad27b0c9-c8e8-4aad-bc3c-6258aba5fe9a" text:style-name="Internet_20_link" text:visited-style-name="Visited_20_Internet_20_Link">https://chatgpt.com/share/ad27b0c9-c8e8-4aad-bc3c-6258aba5fe9a</text:a></text:p>
      <text:p text:style-name="P1">25.</text:p>
      <text:p text:style-name="P1"><text:a xlink:type="simple" xlink:href="https://chatgpt.com/share/af7f0091-92b0-470a-9600-9c0097d9034a" text:style-name="Internet_20_link" text:visited-style-name="Visited_20_Internet_20_Link">https://chatgpt.com/share/af7f0091-92b0-470a-9600-9c0097d9034a</text:a></text:p>
      <text:p text:style-name="P1">26.</text:p>
      <text:p text:style-name="P1"><text:a xlink:type="simple" xlink:href="https://chatgpt.com/share/e3a3a9e8-b97c-419f-aed8-9427e548e778" text:style-name="Internet_20_link" text:visited-style-name="Visited_20_Internet_20_Link"><text:soft-page-break/>https://chatgpt.com/share/e3a3a9e8-b97c-419f-aed8-9427e548e778</text:a></text:p>
      <text:p text:style-name="P1">27.</text:p>
      <text:p text:style-name="P1"><text:a xlink:type="simple" xlink:href="https://chatgpt.com/share/4bbc53a4-04e8-4fc9-b33e-056179932e90" text:style-name="Internet_20_link" text:visited-style-name="Visited_20_Internet_20_Link">https://chatgpt.com/share/4bbc53a4-04e8-4fc9-b33e-056179932e90</text:a></text:p>
      <text:p text:style-name="P1">28.</text:p>
      <text:p text:style-name="P1"><text:a xlink:type="simple" xlink:href="https://chatgpt.com/share/e88dd853-b63e-40a6-a680-f8ec1cf0c96b" text:style-name="Internet_20_link" text:visited-style-name="Visited_20_Internet_20_Link">https://chatgpt.com/share/e88dd853-b63e-40a6-a680-f8ec1cf0c96b</text:a></text:p>
      <text:p text:style-name="P1">29.</text:p>
      <text:p text:style-name="P1"><text:a xlink:type="simple" xlink:href="https://chatgpt.com/share/b43f1e7b-692c-4f33-9580-aabffcb2962c" text:style-name="Internet_20_link" text:visited-style-name="Visited_20_Internet_20_Link">https://chatgpt.com/share/b43f1e7b-692c-4f33-9580-aabffcb2962c</text:a></text:p>
      <text:p text:style-name="P3">30.</text:p>
      <text:p text:style-name="P3"><text:a xlink:type="simple" xlink:href="https://chatgpt.com/share/63713788-981b-473b-b125-1e45cf663c40" text:style-name="Internet_20_link" text:visited-style-name="Visited_20_Internet_20_Link">https://chatgpt.com/share/63713788-981b-473b-b125-1e45cf663c40</text:a></text:p>
      <text:p text:style-name="P3"/>
      <text:p text:style-name="P3">DEFINITIEVE PROMPT:<text:line-break/></text:p>
      <text:p text:style-name="P1"/>
      <text:p text:style-name="P3">1.</text:p>
      <text:p text:style-name="P3"><text:a xlink:type="simple" xlink:href="https://chatgpt.com/share/bd8ad13b-7798-42e5-b31f-f743f5668f04" text:style-name="Internet_20_link" text:visited-style-name="Visited_20_Internet_20_Link">https://chatgpt.com/share/bd8ad13b-7798-42e5-b31f-f743f5668f04</text:a></text:p>
      <text:p text:style-name="P3">2.</text:p>
      <text:p text:style-name="P3"><text:a xlink:type="simple" xlink:href="https://chatgpt.com/share/ef0673c6-6caf-4914-85ab-dd05d0ba53bb" text:style-name="Internet_20_link" text:visited-style-name="Visited_20_Internet_20_Link">https://chatgpt.com/share/ef0673c6-6caf-4914-85ab-dd05d0ba53bb</text:a></text:p>
      <text:p text:style-name="P3">3.</text:p>
      <text:p text:style-name="P3"><text:a xlink:type="simple" xlink:href="https://chatgpt.com/share/34d73942-71a7-410f-9888-ecdb828fc3b5" text:style-name="Internet_20_link" text:visited-style-name="Visited_20_Internet_20_Link">https://chatgpt.com/share/34d73942-71a7-410f-9888-ecdb828fc3b5</text:a></text:p>
      <text:p text:style-name="P3">4.</text:p>
      <text:p text:style-name="P3"><text:a xlink:type="simple" xlink:href="https://chatgpt.com/share/d3e0415e-259d-43ae-a72a-3d90235ca695" text:style-name="Internet_20_link" text:visited-style-name="Visited_20_Internet_20_Link">https://chatgpt.com/share/d3e0415e-259d-43ae-a72a-3d90235ca695</text:a></text:p>
      <text:p text:style-name="P3">5.</text:p>
      <text:p text:style-name="P3"><text:a xlink:type="simple" xlink:href="https://chatgpt.com/share/f2e34e0c-e22c-45e4-83b5-32f6c92339d9" text:style-name="Internet_20_link" text:visited-style-name="Visited_20_Internet_20_Link">https://chatgpt.com/share/f2e34e0c-e22c-45e4-83b5-32f6c92339d9</text:a></text:p>
      <text:p text:style-name="P3">6.</text:p>
      <text:p text:style-name="P3"><text:a xlink:type="simple" xlink:href="https://chatgpt.com/share/9b7884ad-4e42-4218-9981-3384d5ae34ec" text:style-name="Internet_20_link" text:visited-style-name="Visited_20_Internet_20_Link">https://chatgpt.com/share/9b7884ad-4e42-4218-9981-3384d5ae34ec</text:a></text:p>
      <text:p text:style-name="P3">7.</text:p>
      <text:p text:style-name="P3"><text:a xlink:type="simple" xlink:href="https://chatgpt.com/share/b3779396-a432-492b-9908-257af2c8d2d5" text:style-name="Internet_20_link" text:visited-style-name="Visited_20_Internet_20_Link">https://chatgpt.com/share/b3779396-a432-492b-9908-257af2c8d2d5</text:a></text:p>
      <text:p text:style-name="P3">8.</text:p>
      <text:p text:style-name="P3"><text:a xlink:type="simple" xlink:href="https://chatgpt.com/share/d2e0e442-ff6d-40bc-9ea8-174f5a28ff7c" text:style-name="Internet_20_link" text:visited-style-name="Visited_20_Internet_20_Link">https://chatgpt.com/share/d2e0e442-ff6d-40bc-9ea8-174f5a28ff7c</text:a></text:p>
      <text:p text:style-name="P3">9.</text:p>
      <text:p text:style-name="P3"><text:a xlink:type="simple" xlink:href="https://chatgpt.com/share/b0d99e43-311c-4d9f-bc8c-7663812fa33b" text:style-name="Internet_20_link" text:visited-style-name="Visited_20_Internet_20_Link">https://chatgpt.com/share/b0d99e43-311c-4d9f-bc8c-7663812fa33b</text:a></text:p>
      <text:p text:style-name="P3">10.</text:p>
      <text:p text:style-name="P3"><text:a xlink:type="simple" xlink:href="https://chatgpt.com/share/4248b960-8e4e-4e15-a5f1-fc1e422be098" text:style-name="Internet_20_link" text:visited-style-name="Visited_20_Internet_20_Link">https://chatgpt.com/share/4248b960-8e4e-4e15-a5f1-fc1e422be098</text:a></text:p>
      <text:p text:style-name="P3">11.</text:p>
      <text:p text:style-name="P3"><text:a xlink:type="simple" xlink:href="https://chatgpt.com/share/e10c7065-2845-4a34-82c3-ca9a7b0950ed" text:style-name="Internet_20_link" text:visited-style-name="Visited_20_Internet_20_Link">https://chatgpt.com/share/e10c7065-2845-4a34-82c3-ca9a7b0950ed</text:a></text:p>
      <text:p text:style-name="P3">12.</text:p>
      <text:p text:style-name="P3"><text:a xlink:type="simple" xlink:href="https://chatgpt.com/share/a67b2cac-5050-4bf7-b429-379ab6342543" text:style-name="Internet_20_link" text:visited-style-name="Visited_20_Internet_20_Link">https://chatgpt.com/share/a67b2cac-5050-4bf7-b429-379ab6342543</text:a></text:p>
      <text:p text:style-name="P3">13.</text:p>
      <text:p text:style-name="P3"><text:a xlink:type="simple" xlink:href="https://chatgpt.com/share/1a44696a-84c7-4eec-8dc6-29145a4d9dfe" text:style-name="Internet_20_link" text:visited-style-name="Visited_20_Internet_20_Link">https://chatgpt.com/share/1a44696a-84c7-4eec-8dc6-29145a4d9dfe</text:a></text:p>
      <text:p text:style-name="P3">14.</text:p>
      <text:p text:style-name="P3"><text:a xlink:type="simple" xlink:href="https://chatgpt.com/share/26dac5db-1914-4484-b325-24e042b6a1ba" text:style-name="Internet_20_link" text:visited-style-name="Visited_20_Internet_20_Link">https://chatgpt.com/share/26dac5db-1914-4484-b325-24e042b6a1ba</text:a></text:p>
      <text:p text:style-name="P3">15.</text:p>
      <text:p text:style-name="P3"><text:a xlink:type="simple" xlink:href="https://chatgpt.com/share/95ab8353-cc0d-468d-a7f7-920c56eea311" text:style-name="Internet_20_link" text:visited-style-name="Visited_20_Internet_20_Link">https://chatgpt.com/share/95ab8353-cc0d-468d-a7f7-920c56eea311</text:a></text:p>
      <text:p text:style-name="P3">16.</text:p>
      <text:p text:style-name="P3"><text:a xlink:type="simple" xlink:href="https://chatgpt.com/share/acaf5229-c896-4854-9a23-35cdfd2fb4af" text:style-name="Internet_20_link" text:visited-style-name="Visited_20_Internet_20_Link">https://chatgpt.com/share/acaf5229-c896-4854-9a23-35cdfd2fb4af</text:a></text:p>
      <text:p text:style-name="P3">17.</text:p>
      <text:p text:style-name="P3"><text:a xlink:type="simple" xlink:href="https://chatgpt.com/share/f2530532-aee1-427a-bc85-32d26173fdc1" text:style-name="Internet_20_link" text:visited-style-name="Visited_20_Internet_20_Link">https://chatgpt.com/share/f2530532-aee1-427a-bc85-32d26173fdc1</text:a></text:p>
      <text:p text:style-name="P3">18.</text:p>
      <text:p text:style-name="P3"><text:a xlink:type="simple" xlink:href="https://chatgpt.com/share/ec8d6f81-4547-4a35-9529-e917c7b7cac9" text:style-name="Internet_20_link" text:visited-style-name="Visited_20_Internet_20_Link">https://chatgpt.com/share/ec8d6f81-4547-4a35-9529-e917c7b7cac9</text:a></text:p>
      <text:p text:style-name="P3">19.</text:p>
      <text:p text:style-name="P3"><text:a xlink:type="simple" xlink:href="https://chatgpt.com/share/830a2688-1f33-4360-9db6-2aa3e0d52dcf" text:style-name="Internet_20_link" text:visited-style-name="Visited_20_Internet_20_Link">https://chatgpt.com/share/830a2688-1f33-4360-9db6-2aa3e0d52dcf</text:a></text:p>
      <text:p text:style-name="P3">20.</text:p>
      <text:p text:style-name="P3"><text:a xlink:type="simple" xlink:href="https://chatgpt.com/share/cdc2db03-2736-45c3-82a8-4988d6832c10" text:style-name="Internet_20_link" text:visited-style-name="Visited_20_Internet_20_Link"><text:soft-page-break/>https://chatgpt.com/share/cdc2db03-2736-45c3-82a8-4988d6832c10</text:a></text:p>
      <text:p text:style-name="P3">21.</text:p>
      <text:p text:style-name="P3"><text:a xlink:type="simple" xlink:href="https://chatgpt.com/share/34375ad8-7875-4936-8578-a5956ff4f88b" text:style-name="Internet_20_link" text:visited-style-name="Visited_20_Internet_20_Link">https://chatgpt.com/share/34375ad8-7875-4936-8578-a5956ff4f88b</text:a></text:p>
      <text:p text:style-name="P3">22.</text:p>
      <text:p text:style-name="P3"><text:a xlink:type="simple" xlink:href="https://chatgpt.com/share/20c128cf-a1c3-4bc9-a566-30f109a91810" text:style-name="Internet_20_link" text:visited-style-name="Visited_20_Internet_20_Link">https://chatgpt.com/share/20c128cf-a1c3-4bc9-a566-30f109a91810</text:a></text:p>
      <text:p text:style-name="P3">23.</text:p>
      <text:p text:style-name="P3"><text:a xlink:type="simple" xlink:href="https://chatgpt.com/share/16310e94-9527-4cf9-97dc-6a12468d7661" text:style-name="Internet_20_link" text:visited-style-name="Visited_20_Internet_20_Link">https://chatgpt.com/share/16310e94-9527-4cf9-97dc-6a12468d7661</text:a></text:p>
      <text:p text:style-name="P3">24.</text:p>
      <text:p text:style-name="P3"><text:a xlink:type="simple" xlink:href="https://chatgpt.com/share/3e19cdc7-f8d3-4495-a132-65c1dc48ee0c" text:style-name="Internet_20_link" text:visited-style-name="Visited_20_Internet_20_Link">https://chatgpt.com/share/3e19cdc7-f8d3-4495-a132-65c1dc48ee0c</text:a></text:p>
      <text:p text:style-name="P3">25.</text:p>
      <text:p text:style-name="P3"><text:a xlink:type="simple" xlink:href="https://chatgpt.com/share/ea0746f6-68af-46fa-9e1f-6806b45f57cf" text:style-name="Internet_20_link" text:visited-style-name="Visited_20_Internet_20_Link">https://chatgpt.com/share/ea0746f6-68af-46fa-9e1f-6806b45f57cf</text:a></text:p>
      <text:p text:style-name="P3">26.</text:p>
      <text:p text:style-name="P3"><text:a xlink:type="simple" xlink:href="https://chatgpt.com/share/5df83df8-655d-4ba0-a513-91cb100484f7" text:style-name="Internet_20_link" text:visited-style-name="Visited_20_Internet_20_Link">https://chatgpt.com/share/5df83df8-655d-4ba0-a513-91cb100484f7</text:a></text:p>
      <text:p text:style-name="P3">27.</text:p>
      <text:p text:style-name="P3"><text:a xlink:type="simple" xlink:href="https://chatgpt.com/share/8fe54d9a-0c3a-4b02-bd8e-e7ac55718008" text:style-name="Internet_20_link" text:visited-style-name="Visited_20_Internet_20_Link">https://chatgpt.com/share/8fe54d9a-0c3a-4b02-bd8e-e7ac55718008</text:a></text:p>
      <text:p text:style-name="P3">28.</text:p>
      <text:p text:style-name="P3"><text:a xlink:type="simple" xlink:href="https://chatgpt.com/share/7876bf23-0d18-4910-bdbb-e1addb998548" text:style-name="Internet_20_link" text:visited-style-name="Visited_20_Internet_20_Link">https://chatgpt.com/share/7876bf23-0d18-4910-bdbb-e1addb998548</text:a></text:p>
      <text:p text:style-name="P3">29.</text:p>
      <text:p text:style-name="P3"><text:a xlink:type="simple" xlink:href="https://chatgpt.com/share/cc3954fc-bf92-4791-9878-76123c0a4aa9" text:style-name="Internet_20_link" text:visited-style-name="Visited_20_Internet_20_Link">https://chatgpt.com/share/cc3954fc-bf92-4791-9878-76123c0a4aa9</text:a></text:p>
      <text:p text:style-name="P3">30.</text:p>
      <text:p text:style-name="P3"><text:a xlink:type="simple" xlink:href="https://chatgpt.com/share/396e6e86-01c1-4fbf-9b55-550ada74772a" text:style-name="Internet_20_link" text:visited-style-name="Visited_20_Internet_20_Link">https://chatgpt.com/share/396e6e86-01c1-4fbf-9b55-550ada74772a</text:a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7:54:40.228913485</meta:creation-date>
    <meta:generator>LibreOffice/24.2.4.2$Linux_X86_64 LibreOffice_project/d29029bfb700ea4a272da1366c5f5e7c14e351b5</meta:generator>
    <dc:date>2024-07-03T18:36:46.000573368</dc:date>
    <meta:editing-duration>PT14M16S</meta:editing-duration>
    <meta:editing-cycles>2</meta:editing-cycles>
    <meta:document-statistic meta:table-count="0" meta:image-count="0" meta:object-count="0" meta:page-count="3" meta:paragraph-count="122" meta:word-count="124" meta:character-count="3915" meta:non-whitespace-character-count="3912"/>
  </office:meta>
</office:document-meta>
</file>